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3.422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466</text:p>
          </table:table-cell>
          <table:table-cell office:value-type="string">
            <text:p>こどもちゃれんじ・はじめてのワーク</text:p>
            <text:p>おもちゃの絵合わせ。おもちゃの影に合うシールを貼っていきます。影からどんなおもちゃ化想像するのがかなり難しかった・・・・。</text:p>
          </table:table-cell>
          <table:table-cell office:value-type="string">
            <text:p>将棋タウン「将棋幼稚園」初心者の方へ</text:p>
            <text:p>初心者の方の将棋上達の指針</text:p>
          </table:table-cell>
          <table:table-cell office:value-type="string">
            <text:p>サイト「将棋ルール．ｃｏｍ」</text:p>
            <text:p>いよいよ対局開始。「よろしくお願い致します」と挨拶をしてスタートです。</text:p>
          </table:table-cell>
          <table:table-cell office:value-type="string">
            <text:p>練習局面課題演習　激指７　標準　４級　１周目　第１問</text:p>
            <text:p>０．０００５３％　－４０５２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2</text:p>
          </table:table-cell>
          <table:table-cell table:style-name="ce1" office:value-type="string">
            <text:p>467</text:p>
          </table:table-cell>
          <table:table-cell table:style-name="ce1" office:value-type="string">
            <text:p>こどもちゃれんじ・はじめてのワーク</text:p>
            <text:p>さて、このワーク最後の課題は「仲間分け」。青のブドウと緑のブドウに分ける課題でした。色で仲間分けをする問題ですね。</text:p>
          </table:table-cell>
          <table:table-cell table:style-name="ce1" office:value-type="string">
            <text:p>将棋タウン「将棋幼稚園」初心者の方へ</text:p>
            <text:p>プロ・アマを含めた将棋界の現状</text:p>
          </table:table-cell>
          <table:table-cell table:style-name="ce1" office:value-type="string">
            <text:p>サイト「将棋ルール．ｃｏｍ」</text:p>
            <text:p>対局は先手→後手→先手→後手の順に交互に１回ずつ手を進めながら進行する。</text:p>
          </table:table-cell>
          <table:table-cell table:style-name="ce1" office:value-type="string">
            <text:p>練習局面課題演習　激指８　標準　４級　１周目　第１問</text:p>
            <text:p>０．０００５３％　－４０５２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3</text:p>
          </table:table-cell>
          <table:table-cell table:style-name="ce1" office:value-type="string">
            <text:p>468</text:p>
          </table:table-cell>
          <table:table-cell office:value-type="string">
            <text:p>こどもちゃれんじ・はじめてのワーク</text:p>
            <text:p>クッキーの形で仲間分け。</text:p>
          </table:table-cell>
          <table:table-cell office:value-type="string">
            <text:p>サイト「将棋のルール」</text:p>
            <text:p>将棋の遊び方・基本的な将棋用語・符号の表し方</text:p>
          </table:table-cell>
          <table:table-cell office:value-type="string">
            <text:p>サイト「将棋ルール．ｃｏｍ」</text:p>
            <text:p>相手の王様を詰ます、時間切れになる、相手が「参りました」と投了する等々、終わり方は色々あれど、終わったら「ありがとうございました」の礼を忘れないようにしよう。</text:p>
          </table:table-cell>
          <table:table-cell office:value-type="string">
            <text:p>練習局面課題演習　激指９　標準　４級　１周目　第１問</text:p>
            <text:p>０．０００５３％　－４０５２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469</text:p>
          </table:table-cell>
          <table:table-cell table:style-name="ce1" office:value-type="string">
            <text:p>こどもちゃれんじ・はじめてのワーク</text:p>
            <text:p>最後は模様で場合分け。さて、導入ワークが全て終わりました。ここからは文字・数字を始めとする本格的なお勉強に入っていきます。とは言ってもまだまだ入園前。楽しくお勉強をして色々な知識を身に付けながら思考力も身に付けていきます。まずは小学入試を楽に突破できる頭脳を養っていこう。</text:p>
          </table:table-cell>
          <table:table-cell table:style-name="ce1" office:value-type="string">
            <text:p>サイト「将棋のルール」</text:p>
            <text:p>駒の並べ方・先手と後手を決める振り駒・駒を取る・打つ・玉を詰ます</text:p>
          </table:table-cell>
          <table:table-cell table:style-name="ce1" office:value-type="string">
            <text:p>サイト「将棋ルール．ｃｏｍ」</text:p>
            <text:p>対局が終わったら感想戦をして１局を振り返ろう。これが強くなるための原動力となるぞ。</text:p>
          </table:table-cell>
          <table:table-cell table:style-name="ce1" office:value-type="string">
            <text:p>練習局面課題演習　激指定跡道場２　標準　４級　１周目　第１問</text:p>
            <text:p>０．０００５３％　－４０５１　５７級　たまご</text:p>
            <text:p>絶対レートアップ！</text:p>
            <text:p>１局の流れ、対局時の作法を習得しましたね。駒を並べて先後を決めて開始と終了時は挨拶をする。感想戦もしっかりと。超基本的な事項ですが、こういう所からしっかりと学んでいきたいです。</text:p>
          </table:table-cell>
          <table:table-cell table:style-name="ce1" table:number-columns-repeated="17"/>
          <table:table-cell table:number-columns-repeated="1000"/>
        </table:table-row>
        <table:table-row table:style-name="ro4">
          <table:table-cell table:style-name="ce1"/>
          <table:table-cell table:style-name="ce1" office:value-type="string">
            <text:p>5</text:p>
          </table:table-cell>
          <table:table-cell table:style-name="ce1" office:value-type="string">
            <text:p>470</text:p>
          </table:table-cell>
          <table:table-cell table:style-name="ce1" office:value-type="string">
            <text:p>こどもちゃれんじ・はじめてのワーク</text:p>
            <text:p>王冠を作る工作の時間。物を作る技術も高めていこうかな。物を作る過程でも色々な知識があるだろうから（工学ですね！）そこもしっかりと学んでいきたいです。まずははさみとのりを使って色々作ってみよう。</text:p>
          </table:table-cell>
          <table:table-cell table:style-name="ce1" office:value-type="string">
            <text:p>サイト「将棋のルール」</text:p>
            <text:p>将棋の反則行為（禁じ手）。二歩・連続王手の千日手・行き所の無い駒・打ち歩詰め</text:p>
          </table:table-cell>
          <table:table-cell table:style-name="ce1" office:value-type="string">
            <text:p>サイト「将棋ルール．ｃｏｍ」</text:p>
            <text:p>さて、ここからは次の課題に入ります。今回は先手と後手の決め方について学習。まずは前提事項の確認から。そう、将棋はお互いが交互に１手ずつ指すゲームでしたね。</text:p>
          </table:table-cell>
          <table:table-cell table:style-name="ce1" office:value-type="string">
            <text:p>練習局面課題演習　激指１０　標準　４級　１周目　第１問</text:p>
            <text:p>０．０００５４％　－４０５１　５７級　たまご</text:p>
            <text:p>達成率アップ！１局の流れや将棋は交互に指されることを徹底的に叩き込みましたね。まあ、現状実力が非常に不安定なのでゼロから全部学んでいきたいと思います。大人からの学び直し。自分にはとても面白い試みだと思っています。頑張って頂点目指すぞ！</text:p>
          </table:table-cell>
          <table:table-cell table:style-name="ce1" table:number-columns-repeated="17"/>
          <table:table-cell table:number-columns-repeated="1000"/>
        </table:table-row>
        <table:table-row table:style-name="ro3">
          <table:table-cell table:style-name="ce1"/>
          <table:table-cell table:style-name="ce1" office:value-type="string">
            <text:p>6</text:p>
          </table:table-cell>
          <table:table-cell table:style-name="ce1" office:value-type="string">
            <text:p>471</text:p>
          </table:table-cell>
          <table:table-cell table:style-name="ce1" office:value-type="string">
            <text:p>アンパンマン・のびのびワーク２歳</text:p>
            <text:p>まずはこちらの教材を攻略していきます。２歳から急速に学ぶ力が成長するとのこと。様々なワーク学習に、しっかり付いていくぞー。</text:p>
          </table:table-cell>
          <table:table-cell table:style-name="ce1" office:value-type="string">
            <text:p>サイト「将棋のルール」</text:p>
            <text:p>入玉と持将棋</text:p>
          </table:table-cell>
          <table:table-cell table:style-name="ce1" office:value-type="string">
            <text:p>サイト「将棋ルール．ｃｏｍ」</text:p>
            <text:p>最初に指す人は「先手」後に指す人は「後手」。</text:p>
          </table:table-cell>
          <table:table-cell table:style-name="ce1" office:value-type="string">
            <text:p>練習局面課題演習　激指１１　標準　４級　１周目　第１問</text:p>
            <text:p>０．０００５４％　－４０５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472</text:p>
          </table:table-cell>
          <table:table-cell table:style-name="ce1" office:value-type="string">
            <text:p>アンパンマン・のびのびワーク２歳</text:p>
            <text:p>まずは３つの資質・能力についての確認。０歳・１歳でも色々な体験をすることで３つの能力の基礎を作ってきました。さて、２歳はどんな体験をするのかな？楽しみですねー。</text:p>
          </table:table-cell>
          <table:table-cell table:style-name="ce1" office:value-type="string">
            <text:p>サイト「将棋のルール」</text:p>
            <text:p>利きの途中に駒がある場合・成る</text:p>
          </table:table-cell>
          <table:table-cell table:style-name="ce1" office:value-type="string">
            <text:p>サイト「将棋ルール．ｃｏｍ」</text:p>
            <text:p>一般的な先手・後手の決め方は「振り駒」。</text:p>
          </table:table-cell>
          <table:table-cell table:style-name="ce1" office:value-type="string">
            <text:p>練習局面課題演習　激指定跡道場３　標準　４級　１周目　第１問</text:p>
            <text:p>０．０００５４％　－４０５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473</text:p>
          </table:table-cell>
          <table:table-cell office:value-type="string">
            <text:p>アンパンマン・のびのびワーク２歳</text:p>
            <text:p>「こんにちは！」。まずはしっかり始まりの挨拶をしましょう。１歳の時は朝の挨拶でしたかね。今回は主に昼間の挨拶という所でしょうか。</text:p>
          </table:table-cell>
          <table:table-cell office:value-type="string">
            <text:p>サイト「将棋のルール」</text:p>
            <text:p>各駒の動かし方</text:p>
          </table:table-cell>
          <table:table-cell office:value-type="string">
            <text:p>サイト「将棋ルール．ｃｏｍ」</text:p>
            <text:p>歩を５枚取り、サイコロのように振る。落ちた駒の表の数と裏の数で先後を決める。</text:p>
          </table:table-cell>
          <table:table-cell office:value-type="string">
            <text:p>練習局面課題演習　激指１２　標準　４級　１周目　第１問</text:p>
            <text:p>０．０００５４％　－４０５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9</text:p>
          </table:table-cell>
          <table:table-cell table:style-name="ce1" office:value-type="string">
            <text:p>474</text:p>
          </table:table-cell>
          <table:table-cell table:style-name="ce1" office:value-type="string">
            <text:p>アンパンマン・のびのびワーク２歳</text:p>
            <text:p>まずはピクニックに出かけよう。お弁当のおかずや周りの景色にシールを貼って豪華なページを作ろう！</text:p>
          </table:table-cell>
          <table:table-cell table:style-name="ce1" office:value-type="string">
            <text:p>サイト「将棋ルール．ｃｏｍ」</text:p>
            <text:p>イントロダクション</text:p>
          </table:table-cell>
          <table:table-cell table:style-name="ce1" office:value-type="string">
            <text:p>サイト「将棋ルール．ｃｏｍ」</text:p>
            <text:p>振り駒は年上の人か将棋が強い人が行う。</text:p>
          </table:table-cell>
          <table:table-cell table:style-name="ce1" office:value-type="string">
            <text:p>練習局面課題演習　激指名人戦道場　標準　４級　１周目　第１問</text:p>
            <text:p>０．０００５４％　－４０５１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0</text:p>
          </table:table-cell>
          <table:table-cell table:style-name="ce1" office:value-type="string">
            <text:p>475</text:p>
          </table:table-cell>
          <table:table-cell table:style-name="ce1" office:value-type="string">
            <text:p>アンパンマン・のびのびワーク２歳</text:p>
            <text:p>体育のお時間。ジャンプしてぐるっと回って相手とタッチ。</text:p>
          </table:table-cell>
          <table:table-cell table:style-name="ce1" office:value-type="string">
            <text:p>サイト「将棋ルール．ｃｏｍ」</text:p>
            <text:p>駒の並べ方と並べ順</text:p>
          </table:table-cell>
          <table:table-cell table:style-name="ce1" office:value-type="string">
            <text:p>サイト「将棋ルール．ｃｏｍ」</text:p>
            <text:p>まず、振り駒をする人が自分の真ん中の歩を５枚取る。</text:p>
          </table:table-cell>
          <table:table-cell table:style-name="ce3" office:value-type="string">
            <text:p>練習局面課題演習　激指定跡道場４　指導対局　竹俣紅　８級　１周目　第１問</text:p>
            <text:p>０．０００５４％　－４０５１　５７級　たまご</text:p>
          </table:table-cell>
          <table:table-cell table:style-name="ce1" table:number-columns-repeated="17"/>
          <table:table-cell table:number-columns-repeated="1000"/>
        </table:table-row>
        <table:table-row table:style-name="ro7">
          <table:table-cell table:style-name="ce1"/>
          <table:table-cell table:style-name="ce1" office:value-type="string">
            <text:p>11</text:p>
          </table:table-cell>
          <table:table-cell table:style-name="ce1" office:value-type="string">
            <text:p>476</text:p>
          </table:table-cell>
          <table:table-cell table:style-name="ce3" office:value-type="string">
            <text:p>アンパンマン・のびのびワーク２歳</text:p>
            <text:p>さあ、語彙の勉強が始まりました！まずは身近な食べ物の名前からスタートです。語彙集なども活用してどんどん語彙を増やしていきます！まずは、「さかな」。魚にも色々な種類がありますね。まずは「さかな」という単語から覚えよう！</text:p>
            <text:p>魚：辞書には「魚類」としか書かれてないんよなあｗｗｗ</text:p>
            <text:p>魚類：まあ、簡単に言えば水中で生活しえらで水の中に溶けてる酸素を取り入れて生活している脊椎動物って感じでした。</text:p>
            <text:p>じっくり色々学んでいこう。</text:p>
          </table:table-cell>
          <table:table-cell table:style-name="ce1" office:value-type="string">
            <text:p>サイト「将棋ルール．ｃｏｍ」</text:p>
            <text:p>駒の動かし方</text:p>
          </table:table-cell>
          <table:table-cell table:style-name="ce1" office:value-type="string">
            <text:p>サイト「将棋ルール．ｃｏｍ」</text:p>
            <text:p>その５枚の歩を振って盤面に落とす。</text:p>
          </table:table-cell>
          <table:table-cell table:style-name="ce1" office:value-type="string">
            <text:p>練習局面課題演習　激指１３　標準　４級　１周目　第１問</text:p>
            <text:p>０．０００５４％　－４０５１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2</text:p>
          </table:table-cell>
          <table:table-cell table:style-name="ce1" office:value-type="string">
            <text:p>477</text:p>
          </table:table-cell>
          <table:table-cell table:style-name="ce1" office:value-type="string">
            <text:p>アンパンマン・のびのびワーク２歳</text:p>
            <text:p>人参やピーマン。野菜はしっかり食べましょう。</text:p>
          </table:table-cell>
          <table:table-cell table:style-name="ce1" office:value-type="string">
            <text:p>サイト「将棋ルール．ｃｏｍ」</text:p>
            <text:p>駒を成る</text:p>
          </table:table-cell>
          <table:table-cell table:style-name="ce1" office:value-type="string">
            <text:p>サイト「将棋ルール．ｃｏｍ」</text:p>
            <text:p>歩とと金、どちらが多いかを数える。</text:p>
          </table:table-cell>
          <table:table-cell table:style-name="ce1" office:value-type="string">
            <text:p>練習局面課題演習　激指１４　標準　４級　１周目　第１問</text:p>
            <text:p>０．０００５４％　－４０５１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3</text:p>
          </table:table-cell>
          <table:table-cell table:style-name="ce1" office:value-type="string">
            <text:p>478</text:p>
          </table:table-cell>
          <table:table-cell table:style-name="ce1" office:value-type="string">
            <text:p>アンパンマン・のびのびワーク２歳</text:p>
            <text:p>バナナ・たまご・いちご</text:p>
          </table:table-cell>
          <table:table-cell table:style-name="ce1" office:value-type="string">
            <text:p>サイト「将棋ルール．ｃｏｍ」</text:p>
            <text:p>駒を取る</text:p>
          </table:table-cell>
          <table:table-cell table:style-name="ce1" office:value-type="string">
            <text:p>サイト「将棋ルール．ｃｏｍ」</text:p>
            <text:p>歩が多い場合は振った人が先手、と金が多い場合は振った人が後手。</text:p>
          </table:table-cell>
          <table:table-cell table:style-name="ce1" office:value-type="string">
            <text:p>練習局面課題演習　激指定跡道場４　標準　４級　１周目　第１問</text:p>
            <text:p>０．０００５４％　－４０５１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14</text:p>
          </table:table-cell>
          <table:table-cell table:style-name="ce1" office:value-type="string">
            <text:p>479</text:p>
          </table:table-cell>
          <table:table-cell office:value-type="string">
            <text:p>アンパンマン・のびのびワーク２歳</text:p>
            <text:p>続いての課題は１対１対応。一人に１本ずつ傘を与える課題でした。</text:p>
          </table:table-cell>
          <table:table-cell office:value-type="string">
            <text:p>サイト「将棋ルール．ｃｏｍ」</text:p>
            <text:p>駒を打つ</text:p>
          </table:table-cell>
          <table:table-cell office:value-type="string">
            <text:p>サイト「将棋ルール．ｃｏｍ」</text:p>
            <text:p>タイトル戦の振り駒の風景。いいですねー。</text:p>
          </table:table-cell>
          <table:table-cell office:value-type="string">
            <text:p>練習局面課題演習　激指１５　標準　４級　１周目　第１問</text:p>
            <text:p>０．０００５５％　－４０５１　５７級　たまご</text:p>
            <text:p>達成率アップ！</text:p>
            <text:p>先手後手を決めるためには振り駒を行うこと、そして振り駒とはどういうものかを学びましたね。まだルール部分。どんどん進めていこう！</text:p>
          </table:table-cell>
          <table:table-cell table:style-name="ce1" table:number-columns-repeated="17"/>
          <table:table-cell table:number-columns-repeated="1000"/>
        </table:table-row>
        <table:table-row table:style-name="ro4">
          <table:table-cell table:style-name="ce1"/>
          <table:table-cell table:style-name="ce1" office:value-type="string">
            <text:p>15</text:p>
          </table:table-cell>
          <table:table-cell table:style-name="ce1" office:value-type="string">
            <text:p>480</text:p>
          </table:table-cell>
          <table:table-cell table:style-name="ce1" office:value-type="string">
            <text:p>アンパンマン・のびのびワーク２歳</text:p>
            <text:p>「ください」という練習。物のやり取りをする時にかける言葉の練習です。</text:p>
          </table:table-cell>
          <table:table-cell table:style-name="ce1" office:value-type="string">
            <text:p>サイト「将棋ルール．ｃｏｍ」</text:p>
            <text:p>駒の価値</text:p>
          </table:table-cell>
          <table:table-cell table:style-name="ce1" office:value-type="string">
            <text:p>サイト「将棋ルール．ｃｏｍ」</text:p>
            <text:p>じゃんけんで先後を決める方法もあるが、まあ、トップを目指す以上振り駒をやるのは当然かなーと思ってます。</text:p>
          </table:table-cell>
          <table:table-cell table:style-name="ce1" office:value-type="string">
            <text:p>練習局面課題演習　東大将棋１　レベル０　１周目　第１問</text:p>
            <text:p>０．０００５５％　－４０５０　５７級　たまご</text:p>
            <text:p>絶対レートアップ！</text:p>
            <text:p>超入門の５７級コースもいよいよ折り返し地点。入門事項から徹底的に学んでいくのが僕のスタイルです。やることは膨大にあるけれども、１つ１つしっかり消化して盤石な棋力を築き上げていきます。</text:p>
          </table:table-cell>
          <table:table-cell table:style-name="ce1" table:number-columns-repeated="17"/>
          <table:table-cell table:number-columns-repeated="1000"/>
        </table:table-row>
        <table:table-row table:style-name="ro6">
          <table:table-cell table:style-name="ce1"/>
          <table:table-cell table:style-name="ce1" office:value-type="string">
            <text:p>16</text:p>
          </table:table-cell>
          <table:table-cell table:style-name="ce1" office:value-type="string">
            <text:p>481</text:p>
          </table:table-cell>
          <table:table-cell office:value-type="string">
            <text:p>アンパンマン・のびのびワーク２歳</text:p>
            <text:p>あげる時は「どうぞ」と言って物を差し出す。</text:p>
          </table:table-cell>
          <table:table-cell office:value-type="string">
            <text:p>サイト「将棋ルール．ｃｏｍ」</text:p>
            <text:p>駒の損得</text:p>
          </table:table-cell>
          <table:table-cell office:value-type="string">
            <text:p>サイト「将棋ルール．ｃｏｍ」</text:p>
            <text:p>続いての課題は「序盤・中盤・終盤」について。それぞれ一体どういうことなのでしょうか？</text:p>
          </table:table-cell>
          <table:table-cell office:value-type="string">
            <text:p>練習局面課題演習　東大将棋２　レベル０　１周目　第１問</text:p>
            <text:p>０．０００５５％　－４０５０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7</text:p>
          </table:table-cell>
          <table:table-cell table:style-name="ce1" office:value-type="string">
            <text:p>482</text:p>
          </table:table-cell>
          <table:table-cell table:style-name="ce1" office:value-type="string">
            <text:p>アンパンマン・のびのびワーク２歳</text:p>
            <text:p>ここからは手洗いのコーナー。水でしっかり洗う。</text:p>
          </table:table-cell>
          <table:table-cell table:style-name="ce1" office:value-type="string">
            <text:p>サイト「将棋ルール．ｃｏｍ」</text:p>
            <text:p>駒の位置の表し方</text:p>
          </table:table-cell>
          <table:table-cell table:style-name="ce1" office:value-type="string">
            <text:p>サイト「将棋ルール．ｃｏｍ」</text:p>
            <text:p>まずは序盤。お互いに玉の整備をしていて駒がぶつかっていない状態。</text:p>
          </table:table-cell>
          <table:table-cell table:style-name="ce1" office:value-type="string">
            <text:p>練習局面課題演習　東大将棋定跡道場　４級　１周目　第１問</text:p>
            <text:p>０．０００５５％　－４０５０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8</text:p>
          </table:table-cell>
          <table:table-cell table:style-name="ce1" office:value-type="string">
            <text:p>483</text:p>
          </table:table-cell>
          <table:table-cell table:style-name="ce1" office:value-type="string">
            <text:p>アンパンマン・のびのびワーク２歳</text:p>
            <text:p>石鹸もしっかり付けて。</text:p>
          </table:table-cell>
          <table:table-cell table:style-name="ce1" office:value-type="string">
            <text:p>サイト「将棋ルール．ｃｏｍ」</text:p>
            <text:p>王手・詰み・必死</text:p>
          </table:table-cell>
          <table:table-cell table:style-name="ce1" office:value-type="string">
            <text:p>サイト「将棋ルール．ｃｏｍ」</text:p>
            <text:p>序盤の駒組が中・終盤に影響するのでしっかり学んでいこう。相手の形も見極めて優位に戦えるように駒組を進めていこう。</text:p>
          </table:table-cell>
          <table:table-cell table:style-name="ce1" office:value-type="string">
            <text:p>練習局面課題演習　東大将棋７　４級　１周目　第１問</text:p>
            <text:p>０．０００５５％　－４０５０　５７級　たまご</text:p>
          </table:table-cell>
          <table:table-cell table:style-name="ce1" table:number-columns-repeated="17"/>
          <table:table-cell table:number-columns-repeated="1000"/>
        </table:table-row>
        <table:table-row table:style-name="ro3" table:number-rows-repeated="152">
          <table:table-cell table:style-name="ce1" table:number-columns-repeated="24"/>
          <table:table-cell table:number-columns-repeated="1000"/>
        </table:table-row>
        <table:table-row table:style-name="ro3" table:number-rows-repeated="1048403">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02">2022/06/02</text:date>, <text:time>23:56: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3DT15H35M11S</meta:editing-duration>
    <meta:editing-cycles>160</meta:editing-cycles>
    <meta:generator>OpenOffice/4.1.6$Win32 OpenOffice.org_project/416m1$Build-9790</meta:generator>
    <dc:date>2022-06-02T23:56:25.34</dc:date>
    <meta:document-statistic meta:table-count="1" meta:cell-count="114" meta:object-count="0"/>
    <meta:user-defined meta:name="Info 1"/>
    <meta:user-defined meta:name="Info 2"/>
    <meta:user-defined meta:name="Info 3"/>
    <meta:user-defined meta:name="Info 4"/>
  </office:meta>
</office:document-meta>
</file>